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000000040FFC441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ineItems" style:family="table">
      <style:table-properties style:width="6.6979in" fo:margin-left="0in" table:align="left"/>
    </style:style>
    <style:style style:name="LineItems.A" style:family="table-column">
      <style:table-column-properties style:column-width="0.559in"/>
    </style:style>
    <style:style style:name="LineItems.B" style:family="table-column">
      <style:table-column-properties style:column-width="3.75in"/>
    </style:style>
    <style:style style:name="LineItems.C" style:family="table-column">
      <style:table-column-properties style:column-width="0.5681in"/>
    </style:style>
    <style:style style:name="LineItems.D" style:family="table-column">
      <style:table-column-properties style:column-width="0.9944in"/>
    </style:style>
    <style:style style:name="LineItems.E" style:family="table-column">
      <style:table-column-properties style:column-width="0.8264in"/>
    </style:style>
    <style:style style:name="LineItems.A1" style:family="table-cell">
      <style:table-cell-properties fo:padding="0.0382in" fo:border-left="none" fo:border-right="none" fo:border-top="none" fo:border-bottom="0.05pt solid #000000"/>
    </style:style>
    <style:style style:name="LineItems.A2" style:family="table-cell">
      <style:table-cell-properties fo:padding="0.0382in" fo:border="none"/>
    </style:style>
    <style:style style:name="Summary" style:family="table">
      <style:table-properties style:width="6.6979in" fo:margin-left="0in" table:align="left"/>
    </style:style>
    <style:style style:name="Summary.A" style:family="table-column">
      <style:table-column-properties style:column-width="5.3125in"/>
    </style:style>
    <style:style style:name="Summary.B" style:family="table-column">
      <style:table-column-properties style:column-width="1.3854in"/>
    </style:style>
    <style:style style:name="Summary.A1" style:family="table-cell">
      <style:table-cell-properties fo:padding="0.0382in" fo:border-left="none" fo:border-right="none" fo:border-top="0.05pt solid #000000" fo:border-bottom="none"/>
    </style:style>
    <style:style style:name="Summary.A2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5.3125in"/>
    </style:style>
    <style:style style:name="Table1.B" style:family="table-column">
      <style:table-column-properties style:column-width="1.3854in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officeooo:rsid="0001b97d" officeooo:paragraph-rsid="0001b97d" style:font-weight-asian="bold" style:font-weight-complex="bold"/>
    </style:style>
    <style:style style:name="P3" style:family="paragraph" style:parent-style-name="Standard">
      <style:text-properties fo:font-weight="bold" officeooo:rsid="0001b97d" officeooo:paragraph-rsid="0001b97d" style:font-weight-asian="bold" style:font-weight-complex="bold"/>
    </style:style>
    <style:style style:name="P4" style:family="paragraph" style:parent-style-name="Standard">
      <style:text-properties fo:font-weight="bold" officeooo:rsid="0001b97d" officeooo:paragraph-rsid="000639ec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officeooo:rsid="0001b97d" officeooo:paragraph-rsid="0001b97d"/>
    </style:style>
    <style:style style:name="P6" style:family="paragraph" style:parent-style-name="Standard">
      <style:text-properties officeooo:rsid="0001b97d" officeooo:paragraph-rsid="0001b97d"/>
    </style:style>
    <style:style style:name="P7" style:family="paragraph" style:parent-style-name="Standard">
      <style:text-properties fo:font-weight="normal" officeooo:rsid="0001b97d" officeooo:paragraph-rsid="0001b97d" style:font-weight-asian="normal" style:font-weight-complex="normal"/>
    </style:style>
    <style:style style:name="P8" style:family="paragraph" style:parent-style-name="Standard">
      <style:text-properties fo:font-weight="normal" officeooo:rsid="0058ee20" officeooo:paragraph-rsid="0061d03b" style:font-weight-asian="normal" style:font-weight-complex="normal"/>
    </style:style>
    <style:style style:name="P9" style:family="paragraph" style:parent-style-name="Standard">
      <style:text-properties fo:font-weight="normal" officeooo:rsid="004347aa" officeooo:paragraph-rsid="00321f5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666666" fo:font-size="9pt" fo:font-weight="bold" officeooo:rsid="0001b97d" officeooo:paragraph-rsid="0006a0cc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666666" fo:font-size="9pt" fo:font-weight="bold" officeooo:rsid="0001b97d" officeooo:paragraph-rsid="0006a0cc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font-size="9pt" officeooo:rsid="0001b97d" officeooo:paragraph-rsid="0001b97d" style:font-size-asian="9pt" style:font-size-complex="9pt"/>
    </style:style>
    <style:style style:name="P13" style:family="paragraph" style:parent-style-name="Table_20_Contents">
      <style:text-properties fo:font-size="9pt" officeooo:rsid="0074d10f" officeooo:paragraph-rsid="0074d10f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officeooo:rsid="004dfa70" officeooo:paragraph-rsid="0053a02a"/>
    </style:style>
    <style:style style:name="P15" style:family="paragraph" style:parent-style-name="Table_20_Contents">
      <style:text-properties fo:font-weight="bold" officeooo:rsid="004dfa70" officeooo:paragraph-rsid="004dfa70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4dfa70" officeooo:paragraph-rsid="004dfa70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4dfa70" officeooo:paragraph-rsid="0053a02a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572a66" officeooo:paragraph-rsid="00572a66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0614274" officeooo:paragraph-rsid="0061d03b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61d03b" officeooo:paragraph-rsid="0061d03b" style:font-weight-asian="bold" style:font-weight-complex="bold"/>
    </style:style>
    <style:style style:name="P21" style:family="paragraph" style:parent-style-name="Table_20_Contents">
      <style:text-properties fo:font-weight="bold" officeooo:rsid="006c7695" officeooo:paragraph-rsid="006c7695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officeooo:rsid="004efa63" officeooo:paragraph-rsid="004efa63"/>
    </style:style>
    <style:style style:name="P23" style:family="paragraph" style:parent-style-name="Table_20_Contents">
      <style:paragraph-properties fo:text-align="start" style:justify-single-word="false"/>
      <style:text-properties officeooo:rsid="004efa63" officeooo:paragraph-rsid="004efa63"/>
    </style:style>
    <style:style style:name="P24" style:family="paragraph" style:parent-style-name="Table_20_Contents">
      <style:paragraph-properties fo:text-align="end" style:justify-single-word="false"/>
      <style:text-properties officeooo:rsid="005286e5" officeooo:paragraph-rsid="0053a02a"/>
    </style:style>
    <style:style style:name="P25" style:family="paragraph" style:parent-style-name="Table_20_Contents">
      <style:paragraph-properties fo:text-align="end" style:justify-single-word="false"/>
      <style:text-properties fo:font-weight="normal" officeooo:rsid="00614274" officeooo:paragraph-rsid="0061d03b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rsid="0061d03b" officeooo:paragraph-rsid="0061d03b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officeooo:rsid="006c7695" officeooo:paragraph-rsid="006c7695"/>
    </style:style>
    <style:style style:name="P28" style:family="paragraph" style:parent-style-name="Table_20_Contents">
      <style:paragraph-properties fo:text-align="end" style:justify-single-word="false"/>
      <style:text-properties officeooo:rsid="007a109a" officeooo:paragraph-rsid="007a109a"/>
    </style:style>
    <style:style style:name="P29" style:family="paragraph" style:parent-style-name="Addressee">
      <style:text-properties officeooo:rsid="006ad800" officeooo:paragraph-rsid="006ad800"/>
    </style:style>
    <style:style style:name="P30" style:family="paragraph" style:parent-style-name="Table_20_Contents">
      <style:paragraph-properties fo:text-align="end" style:justify-single-word="false"/>
      <style:text-properties officeooo:rsid="007c6b72" officeooo:paragraph-rsid="007c6b72"/>
    </style:style>
    <style:style style:name="T1" style:family="text">
      <style:text-properties officeooo:rsid="0074d1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1b97d" style:font-weight-asian="normal" style:font-weight-complex="normal"/>
    </style:style>
    <style:style style:name="T4" style:family="text">
      <style:text-properties fo:font-weight="normal" officeooo:rsid="006ad800" style:font-weight-asian="normal" style:font-weight-complex="normal"/>
    </style:style>
    <style:style style:name="T5" style:family="text">
      <style:text-properties officeooo:rsid="00409088"/>
    </style:style>
    <style:style style:name="T6" style:family="text">
      <style:text-properties officeooo:rsid="0049de4a"/>
    </style:style>
    <style:style style:name="T7" style:family="text">
      <style:text-properties officeooo:rsid="004beec0"/>
    </style:style>
    <style:style style:name="T8" style:family="text">
      <style:text-properties officeooo:rsid="005a5371"/>
    </style:style>
    <style:style style:name="fr1" style:family="graphic" style:parent-style-name="Frame">
      <style:graphic-properties style:wrap="none" style:vertical-pos="from-top" style:vertical-rel="page" style:horizontal-pos="from-left" style:horizontal-rel="page-content" fo:padding="0in" fo:border="none"/>
    </style:style>
    <style:style style:name="fr2" style:family="graphic" style:parent-style-name="Graphics">
      <style:graphic-properties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2.1598in" svg:width="3.4953in" draw:z-index="0">
        <draw:text-box fo:min-height="1.1898in">
          <text:p text:style-name="P10"><text:span text:style-name="T1">Ichi UG</text:span> | <text:span text:style-name="T1">Hellweg 2</text:span> | 109<text:span text:style-name="T1">00</text:span> Berlin</text:p>
          <text:p text:style-name="Addressee"><text:span text:style-name="T3"><text:line-break/></text:span><text:span text:style-name="T4">[CUSTOMER_NAME]</text:span></text:p>
          <text:p text:style-name="P29">[LINE_ONE]</text:p>
          <text:p text:style-name="P29">[LINE_TWO]</text:p>
          <text:p text:style-name="Addressee"><text:span text:style-name="T5">[ZIP]</text:span> <text:span text:style-name="T5">[CITY]</text:span></text:p>
        </draw:text-box>
      </draw:frame>
      <text:p text:style-name="P11"/>
      <text:p text:style-name="P6"/>
      <text:p text:style-name="P4">Rechnung Nr.: <text:span text:style-name="T6">[INVOICE_NUMBER]</text:span></text:p>
      <text:p text:style-name="P4">Kunden-Nr.: <text:span text:style-name="T6">[CUSTOMER_NUMBER]</text:span></text:p>
      <text:p text:style-name="P5">Datum: <text:span text:style-name="T7">[INVOICE_DATE]</text:span></text:p>
      <text:p text:style-name="P6"/>
      <text:p text:style-name="P3">Leistungszeitraum: <text:span text:style-name="T5">[DELIVERY_DATE]</text:span></text:p>
      <text:p text:style-name="P3"/>
      <text:p text:style-name="P9">[SALUTATION]</text:p>
      <text:p text:style-name="P3"/>
      <text:p text:style-name="P7">wir erlauben uns, vertragsgemäß folgende Positionen in Rechnung zu stellen:</text:p>
      <text:p text:style-name="P7"/>
      <table:table table:name="LineItems" table:style-name="LineItems">
        <table:table-column table:style-name="LineItems.A"/>
        <table:table-column table:style-name="LineItems.B"/>
        <table:table-column table:style-name="LineItems.C"/>
        <table:table-column table:style-name="LineItems.D"/>
        <table:table-column table:style-name="LineItems.E"/>
        <table:table-row>
          <table:table-cell table:style-name="LineItems.A1" office:value-type="string">
            <text:p text:style-name="P21">Position</text:p>
          </table:table-cell>
          <table:table-cell table:style-name="LineItems.A1" office:value-type="string">
            <text:p text:style-name="P15">Beschreibung</text:p>
          </table:table-cell>
          <table:table-cell table:style-name="LineItems.A1" office:value-type="string">
            <text:p text:style-name="P16">Menge</text:p>
          </table:table-cell>
          <table:table-cell table:style-name="LineItems.A1" office:value-type="string">
            <text:p text:style-name="P16">Einzelpreis</text:p>
          </table:table-cell>
          <table:table-cell table:style-name="LineItems.A1" office:value-type="string">
            <text:p text:style-name="P16">Gesamtpreis</text:p>
          </table:table-cell>
        </table:table-row>
        <table:table-row>
          <table:table-cell table:style-name="LineItems.A2" office:value-type="string">
            <text:p text:style-name="P27">[POSITION]</text:p>
          </table:table-cell>
          <table:table-cell table:style-name="LineItems.A2" office:value-type="string">
            <text:p text:style-name="P23">[DESCRIPTION]</text:p>
          </table:table-cell>
          <table:table-cell table:style-name="LineItems.A2" office:value-type="string">
            <text:p text:style-name="P22">[AMOUNT]</text:p>
          </table:table-cell>
          <table:table-cell table:style-name="LineItems.A2" office:value-type="string">
            <text:p text:style-name="P28">[NETTO_PRICE]</text:p>
          </table:table-cell>
          <table:table-cell table:style-name="LineItems.A2" office:value-type="string">
            <text:p text:style-name="P22">[LINE_TOTAL]</text:p>
          </table:table-cell>
        </table:table-row>
      </table:table>
      <table:table table:name="Summary" table:style-name="Summary">
        <table:table-column table:style-name="Summary.A"/>
        <table:table-column table:style-name="Summary.B"/>
        <table:table-row>
          <table:table-cell table:style-name="Summary.A1" office:value-type="string">
            <text:p text:style-name="P14">Zwischensumme</text:p>
          </table:table-cell>
          <table:table-cell table:style-name="Summary.A1" office:value-type="string">
            <text:p text:style-name="P30">[TOTAL_PRICE]</text:p>
          </table:table-cell>
        </table:table-row>
        <table:table-row>
          <table:table-cell table:style-name="Summary.A2" office:value-type="string">
            <text:p text:style-name="P14"><text:span text:style-name="T8">z</text:span>zgl. 19% MwSt.</text:p>
          </table:table-cell>
          <table:table-cell table:style-name="Summary.A2" office:value-type="string">
            <text:p text:style-name="P24">[TAX_TOTAL_AMOUNT]</text:p>
          </table:table-cell>
        </table:table-row>
        <table:table-row>
          <table:table-cell table:style-name="Summary.A2" office:value-type="string">
            <text:p text:style-name="P17">Endsumme</text:p>
          </table:table-cell>
          <table:table-cell table:style-name="Summary.A2" office:value-type="string">
            <text:p text:style-name="P18">[GRAND_TOTAL_AMOUNT]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[TOTAL_PREPAID_AMOUNT_LABEL]</text:p>
          </table:table-cell>
          <table:table-cell table:style-name="Table1.A1" office:value-type="string">
            <text:p text:style-name="P25">[TOTAL_PREPAID_AMOUNT]</text:p>
          </table:table-cell>
        </table:table-row>
        <table:table-row>
          <table:table-cell table:style-name="Table1.A1" office:value-type="string">
            <text:p text:style-name="P20">[DUE_PAYABLE_AMOUNT_LABEL]</text:p>
          </table:table-cell>
          <table:table-cell table:style-name="Table1.A1" office:value-type="string">
            <text:p text:style-name="P19">[DUE_PAYABLE_AMOUNT]</text:p>
          </table:table-cell>
        </table:table-row>
      </table:table>
      <text:p text:style-name="P8"/>
      <text:p text:style-name="P8">[CLOSING_TEXT]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fo:font-size="10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021in" style:rel-column-width="21561*"/>
    </style:style>
    <style:style style:name="Table3.C" style:family="table-column">
      <style:table-column-properties style:column-width="2.2604in" style:rel-column-width="22134*"/>
    </style:style>
    <style:style style:name="Table3.A1" style:family="table-cell">
      <style:table-cell-properties fo:padding="0.0382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font-weight="bold" officeooo:rsid="0001b97d" officeooo:paragraph-rsid="0001b97d" style:font-weight-asian="bold" style:font-weight-complex="bold"/>
    </style:style>
    <style:style style:name="MP3" style:family="paragraph" style:parent-style-name="Standard">
      <style:paragraph-properties fo:text-align="end" style:justify-single-word="false"/>
      <style:text-properties officeooo:rsid="0001b97d" officeooo:paragraph-rsid="0001b97d"/>
    </style:style>
    <style:style style:name="MP4" style:family="paragraph" style:parent-style-name="Table_20_Contents">
      <style:text-properties fo:font-size="9pt" officeooo:rsid="0001b97d" officeooo:paragraph-rsid="0001b97d" style:font-size-asian="9pt" style:font-size-complex="9pt"/>
    </style:style>
    <style:style style:name="MP5" style:family="paragraph" style:parent-style-name="Table_20_Contents">
      <style:text-properties fo:font-size="9pt" officeooo:rsid="0074d10f" officeooo:paragraph-rsid="0074d10f" style:font-size-asian="9pt" style:font-size-complex="9pt"/>
    </style:style>
    <style:style style:name="MT1" style:family="text">
      <style:text-properties officeooo:rsid="0074d10f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0429in" svg:width="1.6272in" svg:height="0.4193in" draw:z-index="1"><draw:image xlink:href="Pictures/100002010000004000000040FFC44152.png" xlink:type="simple" xlink:show="embed" xlink:actuate="onLoad"/></draw:frame></text:p>
        <text:p text:style-name="MP2"><text:span text:style-name="MT1">Ichi UG</text:span> </text:p>
        <text:p text:style-name="MP3"><text:span text:style-name="MT1">Hellweg 2</text:span> </text:p>
        <text:p text:style-name="MP3">109<text:span text:style-name="MT1">00</text:span>Berlin 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4"><text:span text:style-name="MT2">Kontakt</text:span> </text:p>
              <text:p text:style-name="MP5">Ichi</text:p>
            </table:table-cell>
            <table:table-cell table:style-name="Table3.A1" office:value-type="string">
              <text:p text:style-name="MP4"><text:span text:style-name="MT2">Bankverbindung</text:span> </text:p>
              <text:p text:style-name="MP4"/>
            </table:table-cell>
            <table:table-cell table:style-name="Table3.A1" office:value-type="string">
              <text:p text:style-name="MP4"><text:span text:style-name="MT2">Registerdaten</text:span> </text:p>
              <text:p text:style-name="MP5">Amt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11:07:37.502174000</meta:creation-date>
    <dc:date>2017-01-26T16:14:17.837848210</dc:date>
    <meta:editing-duration>PT5H32M28S</meta:editing-duration>
    <meta:editing-cycles>106</meta:editing-cycles>
    <meta:generator>LibreOffice/4.2.8.2$Linux_X86_64 LibreOffice_project/420m0$Build-2</meta:generator>
    <meta:document-statistic meta:table-count="4" meta:image-count="1" meta:object-count="0" meta:page-count="1" meta:paragraph-count="41" meta:word-count="66" meta:character-count="657" meta:non-whitespace-character-count="624"/>
  </office:meta>
</office:document-meta>
</file>